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174fd" officeooo:paragraph-rsid="003174fd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63c7" officeooo:paragraph-rsid="002f63c7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2efd6a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 style:font-size-asian="12pt" style:font-size-complex="12pt"/>
    </style:style>
    <style:style style:name="P28" style:family="paragraph" style:parent-style-name="Preformatted_20_Text">
      <style:paragraph-properties fo:margin-top="0cm" fo:margin-bottom="0cm" style:contextual-spacing="false" fo:line-height="115%"/>
      <style:text-properties fo:font-variant="normal" fo:text-transform="none" fo:color="#202124" loext:opacity="100%" style:font-name="Arial2" fo:font-size="12pt" fo:letter-spacing="normal" fo:language="en" fo:country="US" fo:font-style="normal" style:text-underline-style="none" fo:font-weight="normal" officeooo:rsid="0022b785" officeooo:paragraph-rsid="003317ea" style:font-name-asian="Arial3" style:font-size-asian="12pt" style:font-weight-asian="normal" style:font-name-complex="Arial3" style:font-size-complex="12pt" style:font-weight-complex="normal"/>
    </style:style>
    <style:style style:name="P29" style:family="paragraph" style:parent-style-name="Preformatted_20_Text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317ea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cm" fo:margin-bottom="0cm" style:contextual-spacing="false" fo:line-height="115%"/>
      <style:text-properties officeooo:paragraph-rsid="003317ea"/>
    </style:style>
    <style:style style:name="P31" style:family="paragraph" style:parent-style-name="Preformatted_20_Text">
      <style:paragraph-properties fo:margin-top="0cm" fo:margin-bottom="0cm" style:contextual-spacing="false" fo:line-height="115%"/>
      <style:text-properties officeooo:paragraph-rsid="00343d40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174fd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14bb3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63c7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14bb3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317ea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47a81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e38fd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3174fd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351fd0" style:font-style-asian="normal" style:font-weight-asian="normal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officeooo:rsid="002f63c7"/>
    </style:style>
    <style:style style:name="T22" style:family="text">
      <style:text-properties fo:language="ro" fo:country="RO" officeooo:rsid="002f63c7"/>
    </style:style>
    <style:style style:name="T23" style:family="text">
      <style:text-properties fo:language="ro" fo:country="RO" officeooo:rsid="00254b51"/>
    </style:style>
    <style:style style:name="T24" style:family="text">
      <style:text-properties fo:language="ro" fo:country="RO" officeooo:rsid="00314bb3"/>
    </style:style>
    <style:style style:name="T25" style:family="text">
      <style:text-properties fo:language="ro" fo:country="RO" officeooo:rsid="00351fd0"/>
    </style:style>
    <style:style style:name="T26" style:family="text">
      <style:text-properties officeooo:rsid="00314bb3"/>
    </style:style>
    <style:style style:name="T27" style:family="text">
      <style:text-properties officeooo:rsid="003317ea"/>
    </style:style>
    <style:style style:name="T28" style:family="text">
      <style:text-properties fo:font-variant="normal" fo:text-transform="none" fo:color="#202124" loext:opacity="100%" style:font-name="Arial2" fo:font-size="12pt" fo:letter-spacing="normal" fo:language="en" fo:country="US" fo:font-style="normal" style:text-underline-style="none" fo:font-weight="normal" officeooo:rsid="0022b785" style:font-name-asian="Arial3" style:font-size-asian="12pt" style:font-weight-asian="normal" style:font-name-complex="Arial3" style:font-size-complex="12pt" style:font-weight-complex="normal"/>
    </style:style>
    <style:style style:name="T29" style:family="text">
      <style:text-properties fo:font-variant="normal" fo:text-transform="none" fo:color="#202124" loext:opacity="100%" style:font-name="Arial2" fo:font-size="12pt" fo:letter-spacing="normal" fo:language="en" fo:country="US" fo:font-style="normal" style:text-underline-style="none" fo:font-weight="normal" officeooo:rsid="003317ea" style:font-name-asian="Arial3" style:font-size-asian="12pt" style:font-weight-asian="normal" style:font-name-complex="Arial3" style:font-size-complex="12pt" style:font-weight-complex="normal"/>
    </style:style>
    <style:style style:name="T30" style:family="text">
      <style:text-properties fo:font-variant="normal" fo:text-transform="none" fo:color="#202124" loext:opacity="100%" style:font-name="Arial2" fo:font-size="12pt" fo:letter-spacing="normal" fo:language="en" fo:country="US" fo:font-style="normal" style:text-underline-style="none" fo:font-weight="normal" officeooo:rsid="00343d40" style:font-name-asian="Arial3" style:font-size-asian="12pt" style:font-weight-asian="normal" style:font-name-complex="Arial3" style:font-size-complex="12pt" style:font-weight-complex="normal"/>
    </style:style>
    <style:style style:name="T31" style:family="text">
      <style:text-properties fo:font-variant="normal" fo:text-transform="none" fo:color="#202124" loext:opacity="100%" style:font-name="Arial2" fo:font-size="12pt" fo:letter-spacing="normal" fo:language="en" fo:country="US" fo:font-style="normal" style:text-underline-style="none" fo:font-weight="normal" officeooo:rsid="00351fd0" style:font-name-asian="Arial3" style:font-size-asian="12pt" style:font-weight-asian="normal" style:font-name-complex="Arial3" style:font-size-complex="12pt" style:font-weight-complex="normal"/>
    </style:style>
    <style:style style:name="T32" style:family="text">
      <style:text-properties fo:font-variant="normal" fo:text-transform="none" fo:color="#132322" loext:opacity="100%" style:font-name="Arial2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132322" loext:opacity="100%" style:font-name="Arial2" fo:font-size="12pt" fo:letter-spacing="normal" fo:language="en" fo:country="US" fo:font-style="normal" style:text-underline-style="none" fo:font-weight="normal" officeooo:rsid="00343d40" style:font-name-asian="Arial3" style:font-size-asian="12pt" style:font-weight-asian="normal" style:font-name-complex="Arial3" style:font-size-complex="12pt" style:font-weight-complex="normal"/>
    </style:style>
    <style:style style:name="T34" style:family="text">
      <style:text-properties officeooo:rsid="00343d40"/>
    </style:style>
    <style:style style:name="T35" style:family="text">
      <style:text-properties officeooo:rsid="00347a81"/>
    </style:style>
    <style:style style:name="T36" style:family="text">
      <style:text-properties officeooo:rsid="00351f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8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7"><text:span text:style-name="T22">List of products from Home page </text:span><text:span text:style-name="T23">–</text:span><text:span text:style-name="T24"> </text:span><text:span text:style-name="T25">first </text:span><text:span text:style-name="T24">item</text:span><text:span text:style-name="T16">'s</text:span><text:span text:style-name="T15"> </text:span><text:span text:style-name="T14">image </text:span><text:span text:style-name="T7">does not match the item</text:span><text:span text:style-name="T8">'s name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5">0</text:span><text:span text:style-name="T4">3</text:span><text:span text:style-name="T6">/0</text:span><text:span text:style-name="T5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1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3">In Home page t</text:span><text:span text:style-name="T9">he image of </text:span><text:span text:style-name="T12">first</text:span><text:span text:style-name="T9"> item is with a dog and does not match the item</text:span><text:span text:style-name="T11">'s name</text:span><text:span text:style-name="T9">.</text:span></text:p>
      <text:p text:style-name="P19"/>
      <text:p text:style-name="P21"><text:s text:c="2"/></text:p>
      <text:p text:style-name="P10">Steps to reproduce</text:p>
      <text:p text:style-name="P17">1. access site www.saucedemo.com in Chrome </text:p>
      <text:p text:style-name="P24"><text:span text:style-name="T9">2. insert valid data in field “Username” </text:span><text:span text:style-name="T10">(</text:span><text:span text:style-name="T12">visual</text:span><text:span text:style-name="T10">_user)</text:span></text:p>
      <text:p text:style-name="P24"><text:span text:style-name="T9">3. insert valid data in field “Password” </text:span><text:span text:style-name="T10">(secret_sauce)</text:span></text:p>
      <text:p text:style-name="P18">4. press “Login” button</text:p>
      <text:p text:style-name="P18">5. check list of products</text:p>
      <text:p text:style-name="P11"/>
      <text:p text:style-name="P11"/>
      <text:p text:style-name="P10">Expected result</text:p>
      <text:p text:style-name="P20"><text:span text:style-name="T35">In Home page, e</text:span>very <text:span text:style-name="T26">item </text:span>ha<text:span text:style-name="T26">s</text:span> one image w<text:span text:style-name="T26">h</text:span>ich correspond<text:span text:style-name="T26">s</text:span> to the <text:span text:style-name="T26">item's name</text:span> <text:span text:style-name="T26">and </text:span>description<text:span text:style-name="T26">.</text:span></text:p>
      <text:p text:style-name="P16"/>
      <text:p text:style-name="P16"/>
      <text:p text:style-name="P10">Actual result</text:p>
      <text:p text:style-name="P15"><text:span text:style-name="T35">In Home page, t</text:span>he image of <text:span text:style-name="T27">first</text:span> item is with a dog and does not match the item<text:span text:style-name="T26">'s name</text:span>.</text:p>
      <text:p text:style-name="P15"/>
      <text:p text:style-name="P14"/>
      <text:p text:style-name="P10">Notes</text:p>
      <text:p text:style-name="P28"><text:span text:style-name="T36">When</text:span> sort<text:span text:style-name="T36">ing products and </text:span>the order of the products changes, the bug<text:span text:style-name="T36"> still</text:span> reproduces (the image with the dog) for the first item regardless of whether its name has changed after sorting: </text:p>
      <text:p text:style-name="P28"><text:soft-page-break/>- choosing to sort by name A to Z<text:span text:style-name="T34">,</text:span> the image with the dog is for the product Sauce Labs Backpack</text:p>
      <text:p text:style-name="P30"><text:span text:style-name="T29">-</text:span><text:span text:style-name="T31"> </text:span><text:span text:style-name="T28">choosing to sort by name </text:span><text:span text:style-name="T29">Z</text:span><text:span text:style-name="T28"> to </text:span><text:span text:style-name="T29">A</text:span><text:span text:style-name="T30">,</text:span><text:span text:style-name="T28"> the image with the dog is for the product</text:span><text:span text:style-name="T30"> </text:span><text:span text:style-name="T32">Test.allTheThings() T-Shirt (Red)</text:span></text:p>
      <text:p text:style-name="P31"><text:span text:style-name="T29">-</text:span><text:span text:style-name="T31"> </text:span><text:span text:style-name="T28">choosing to sort by </text:span><text:span text:style-name="T30">price</text:span><text:span text:style-name="T28"> </text:span><text:span text:style-name="T30">low </text:span><text:span text:style-name="T28">to </text:span><text:span text:style-name="T30">high,</text:span><text:span text:style-name="T28"> the image with the dog is for the product</text:span><text:span text:style-name="T30"> </text:span><text:span text:style-name="T33">Sauce Labs Onesie</text:span></text:p>
      <text:p text:style-name="P31"><text:span text:style-name="T29">-</text:span><text:span text:style-name="T31"> </text:span><text:span text:style-name="T28">choosing to sort by </text:span><text:span text:style-name="T30">price</text:span><text:span text:style-name="T28"> </text:span><text:span text:style-name="T30">high to low,</text:span><text:span text:style-name="T28"> the image with the dog is for the product</text:span><text:span text:style-name="T30"> </text:span><text:span text:style-name="T33">Sauce Labs Fleece Jacket</text:span></text:p>
      <text:p text:style-name="P29"/>
      <text:p text:style-name="P28"/>
      <text:p text:style-name="P12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2</meta:editing-cycles>
    <meta:creation-date>2024-02-05T18:33:00</meta:creation-date>
    <dc:date>2024-05-04T16:56:02.442000000</dc:date>
    <meta:editing-duration>PT2H3M59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2" meta:word-count="261" meta:character-count="1459" meta:non-whitespace-character-count="1229"/>
    <meta:user-defined meta:name="AppVersion">16.0000</meta:user-defined>
    <meta:template xlink:type="simple" xlink:actuate="onRequest" xlink:title="Normal" xlink:href=""/>
  </office:meta>
</office:document-meta>
</file>